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e9fd" officeooo:paragraph-rsid="0013e9fd"/>
    </style:style>
    <style:style style:name="P2" style:family="paragraph" style:parent-style-name="Standard">
      <style:text-properties fo:font-size="14pt" officeooo:rsid="0013e9fd" officeooo:paragraph-rsid="0013e9fd" style:font-size-asian="14pt" style:font-size-complex="14pt"/>
    </style:style>
    <style:style style:name="P3" style:family="paragraph" style:parent-style-name="Standard">
      <style:text-properties fo:font-size="14pt" fo:font-weight="normal" officeooo:rsid="0013e9fd" officeooo:paragraph-rsid="0013e9fd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13e9fd" officeooo:paragraph-rsid="0013e9fd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officeooo:rsid="0013e9fd" officeooo:paragraph-rsid="0013e9fd" style:font-size-asian="14pt" style:font-size-complex="14pt"/>
    </style:style>
    <style:style style:name="P6" style:family="paragraph" style:parent-style-name="Standard">
      <style:text-properties fo:font-size="14pt" officeooo:rsid="001497be" officeooo:paragraph-rsid="001497be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elcome! You have expressed interest in being a part of TSAR and we are excited about that prospect. The following first steps need to be taken. </text:p>
      <text:p text:style-name="P2"/>
      <text:p text:style-name="P2">1. <text:span text:style-name="T1">Fill out this google form which collects contact information:</text:span></text:p>
      <text:p text:style-name="P1"><text:span text:style-name="T3"><text:s/></text:span><text:a xlink:type="simple" xlink:href="https://goo.gl/forms/e83WQA16LqjAMnsw1" text:style-name="Internet_20_link" text:visited-style-name="Visited_20_Internet_20_Link"><text:span text:style-name="T3">https://goo.gl/forms/e83WQA16LqjAMnsw1</text:span></text:a></text:p>
      <text:p text:style-name="P2"/>
      <text:p text:style-name="P2">2. <text:span text:style-name="T1"><text:s/>Decide your area of focus.</text:span></text:p>
      <text:p text:style-name="P2"><text:tab/>We have needs in every task from embedded programming, to mechanical engineering, to documentation. Please refer to the ‘Task Distribution’ section of the <text:s/>README on our github page for a brief description of roles. </text:p>
      <text:p text:style-name="P2"/>
      <text:p text:style-name="P6">Our github URL is: </text:p>
      <text:p text:style-name="P6"/>
      <text:p text:style-name="P6">https://github.com/psas/liquid-engine-test-stand/tree/master/TSAR</text:p>
      <text:p text:style-name="P2"/>
      <text:p text:style-name="P2">3. <text:span text:style-name="T1">Learn to use git and Jupyter books.</text:span></text:p>
      <text:p text:style-name="P2"><text:tab/>These are our main tools for remote collaboration and documentation. A few good tutorials are:</text:p>
      <text:p text:style-name="P2"><text:tab/>1. <text:s text:c="3"/>try.github.io</text:p>
      <text:p text:style-name="P2"><text:tab/>2. <text:s text:c="3"/>http://jupyter-notebook.readthedocs.io/en/stable/notebook.html</text:p>
      <text:p text:style-name="P2"/>
      <text:p text:style-name="P2">4. <text:span text:style-name="T1">Attend Weekly Meetings</text:span></text:p>
      <text:p text:style-name="P2"><text:span text:style-name="T1"><text:tab/></text:span><text:span text:style-name="T2">We meet in the Rocket Room (EB 93, the one with rockets in the window) every Friday from Noon to 2pm. </text:span></text:p>
      <text:p text:style-name="P3"/>
      <text:p text:style-name="P2"><text:span text:style-name="T2">5. </text:span><text:span text:style-name="T1">Ask Questions and Take Action</text:span></text:p>
      <text:p text:style-name="P3"><text:tab/>Jump right in! We are here to help and have plenty of areas that need contribution.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08:39:39.062747683</meta:creation-date>
    <dc:date>2017-10-18T17:27:15.816073256</dc:date>
    <meta:editing-duration>PT1M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56" meta:character-count="1046" meta:non-whitespace-character-count="885"/>
  </office:meta>
</office:document-meta>
</file>